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a45d3" officeooo:paragraph-rsid="000a45d3"/>
    </style:style>
    <style:style style:name="P2" style:family="paragraph" style:parent-style-name="Text_20_body">
      <style:text-properties officeooo:rsid="000b90da" officeooo:paragraph-rsid="000b90da"/>
    </style:style>
    <style:style style:name="P3" style:family="paragraph" style:parent-style-name="Text_20_body">
      <style:paragraph-properties fo:margin-top="0in" fo:margin-bottom="0in" style:contextual-spacing="false" fo:text-align="start" style:justify-single-word="false"/>
      <style:text-properties fo:font-size="10pt" officeooo:rsid="000b90da" officeooo:paragraph-rsid="000d843c" style:font-size-asian="10pt" style:font-size-complex="10pt"/>
    </style:style>
    <style:style style:name="P4" style:family="paragraph" style:parent-style-name="Text_20_body">
      <style:paragraph-properties fo:margin-top="0in" fo:margin-bottom="0in" style:contextual-spacing="false" fo:text-align="start" style:justify-single-word="false"/>
      <style:text-properties fo:font-size="10pt" officeooo:rsid="000e8741" officeooo:paragraph-rsid="000e8741" style:font-size-asian="10pt" style:font-size-complex="10pt"/>
    </style:style>
    <style:style style:name="P5" style:family="paragraph" style:parent-style-name="Text_20_body">
      <style:paragraph-properties fo:margin-top="0in" fo:margin-bottom="0in" style:contextual-spacing="false" fo:text-align="start" style:justify-single-word="false"/>
      <style:text-properties fo:font-size="10pt" officeooo:rsid="00119531" officeooo:paragraph-rsid="00119531" style:font-size-asian="10pt" style:font-size-complex="10pt"/>
    </style:style>
    <style:style style:name="P6" style:family="paragraph" style:parent-style-name="Text_20_body">
      <style:text-properties officeooo:rsid="000e8741" officeooo:paragraph-rsid="000e8741"/>
    </style:style>
    <style:style style:name="T1" style:family="text">
      <style:text-properties officeooo:rsid="000c6588"/>
    </style:style>
    <style:style style:name="T2" style:family="text">
      <style:text-properties officeooo:rsid="000d843c"/>
    </style:style>
    <style:style style:name="T3" style:family="text">
      <style:text-properties officeooo:rsid="001195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esta_python user manual</text:p>
      <text:p text:style-name="P2"/>
      <text:p text:style-name="P6">##################################################################################</text:p>
      <text:p text:style-name="P2">Exampl<text:span text:style-name="T1">e 1: <text:s/></text:span><text:span text:style-name="T2">Doping Graphene with charge</text:span></text:p>
      <text:p text:style-name="P3">from siesta_python import SiP</text:p>
      <text:p text:style-name="P3">import numpy as np</text:p>
      <text:p text:style-name="P3">import matplotlib.pyplot as plt</text:p>
      <text:p text:style-name="P3">import sisl</text:p>
      <text:p text:style-name="P3">BandStructure = sisl.BandStructure</text:p>
      <text:p text:style-name="P3"/>
      <text:p text:style-name="P3">g = sisl.geom.graphene(orthogonal = True)#.tile(10,0)</text:p>
      <text:p text:style-name="P3">t = g.toASE().numbers</text:p>
      <text:p text:style-name="P3">t[[0,1,2,3]] = 201</text:p>
      <text:p text:style-name="P3">#t[[16,17,18,19]] = 202</text:p>
      <text:p text:style-name="P3"># t[8] = 202</text:p>
      <text:p text:style-name="P3"># t[2] = 203</text:p>
      <text:p text:style-name="P3"/>
      <text:p text:style-name="P3">Dev = SiP(g.cell, g.xyz, t, pp_path = 'pp',</text:p>
      <text:p text:style-name="P3"><text:s text:c="10"/>directory_name = 'mixin', overwrite = True,kp = [96,96,1],</text:p>
      <text:p text:style-name="P3"><text:s text:c="10"/>basis = 'SZ' )</text:p>
      <text:p text:style-name="P3"/>
      <text:p text:style-name="P3">Dev.fdf(manual_pp = [6,7])</text:p>
      <text:p text:style-name="P3">Dev.set_parallel_k()</text:p>
      <text:p text:style-name="P3">Dev.ps_mixer(['C', 'N'], 1-0.06/100, 'mix_1') <text:span text:style-name="T3"># Ratio of mixing &amp; name</text:span></text:p>
      <text:p text:style-name="P3"/>
      <text:p text:style-name="P3">Dev.dump_pseudo_list_to_struct()</text:p>
      <text:p text:style-name="P3">Dev.run_siesta_in_dir()</text:p>
      <text:p text:style-name="P3">HS = sisl.get_sile(Dev.dir + '/RUN.fdf').read_hamiltonian()</text:p>
      <text:p text:style-name="P3">band = BandStructure(HS, [[0.5, 0.5, 0],[1, 0.5, 0],[1, 1, 0], </text:p>
      <text:p text:style-name="P3"><text:s text:c="30"/>[0.5, 0.5, 0]], 600,</text:p>
      <text:p text:style-name="P3"><text:s text:c="26"/>[r'$\Gamma$', r'$M$',</text:p>
      <text:p text:style-name="P3"><text:s text:c="26"/>r'$K$', r'$\Gamma$'])</text:p>
      <text:p text:style-name="P3"/>
      <text:p text:style-name="P3">bs = band.apply.array.eigh()</text:p>
      <text:p text:style-name="P3"/>
      <text:p text:style-name="P3">lk, kt, kl = band.lineark(True)</text:p>
      <text:p text:style-name="P3">plt.xticks(kt, kl)</text:p>
      <text:p text:style-name="P3">plt.xlim(0, lk[-1])</text:p>
      <text:p text:style-name="P3">plt.ylim([-0.5, 0.5])</text:p>
      <text:p text:style-name="P3">plt.ylabel('$E-E_F$ [eV]')</text:p>
      <text:p text:style-name="P3">plt.title('Charge Doping')</text:p>
      <text:p text:style-name="P3">BK = []</text:p>
      <text:p text:style-name="P3">LK = []</text:p>
      <text:p text:style-name="P3"/>
      <text:p text:style-name="P3"/>
      <text:p text:style-name="P3"/>
      <text:p text:style-name="P3"><text:soft-page-break/>for bk in bs.T:</text:p>
      <text:p text:style-name="P3"><text:s text:c="4"/>BK+= [bk]</text:p>
      <text:p text:style-name="P3"><text:s text:c="4"/>LK+=[lk]</text:p>
      <text:p text:style-name="P3"/>
      <text:p text:style-name="P3">BK = np.array(BK)</text:p>
      <text:p text:style-name="P3">plt.plot(lk.T, BK.T, color = 'k' ) </text:p>
      <text:p text:style-name="P3">plt.xlim([0.9,1.5])</text:p>
      <text:p text:style-name="P3">plt.hlines(0, 0, 5)</text:p>
      <text:p text:style-name="P3"/>
      <text:p text:style-name="P4">##############################################################################################</text:p>
      <text:p text:style-name="P4"/>
      <text:p text:style-name="P5">Example 2: <text:s/>Transport setup</text:p>
      <text:p text:style-name="P5"/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14:10:13.925209243</meta:creation-date>
    <dc:date>2022-09-02T14:23:31.291012500</dc:date>
    <meta:editing-duration>PT10M</meta:editing-duration>
    <meta:editing-cycles>11</meta:editing-cycles>
    <meta:generator>LibreOffice/7.3.5.2$Linux_X86_64 LibreOffice_project/30$Build-2</meta:generator>
    <meta:document-statistic meta:table-count="0" meta:image-count="0" meta:object-count="0" meta:page-count="2" meta:paragraph-count="45" meta:word-count="157" meta:character-count="1414" meta:non-whitespace-character-count="1188"/>
  </office:meta>
</office:document-meta>
</file>